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e6a" officeooo:paragraph-rsid="00196e6a"/>
    </style:style>
    <style:style style:name="P2" style:family="paragraph" style:parent-style-name="Standard" style:list-style-name="L1">
      <style:text-properties officeooo:rsid="00196e6a" officeooo:paragraph-rsid="00196e6a"/>
    </style:style>
    <style:style style:name="P3" style:family="paragraph" style:parent-style-name="Standard" style:list-style-name="L2">
      <style:text-properties officeooo:rsid="00196e6a" officeooo:paragraph-rsid="00196e6a"/>
    </style:style>
    <style:style style:name="P4" style:family="paragraph" style:parent-style-name="Standard">
      <style:text-properties fo:font-weight="bold" officeooo:rsid="00196e6a" officeooo:paragraph-rsid="00196e6a" style:font-weight-asian="bold" style:font-weight-complex="bold"/>
    </style:style>
    <style:style style:name="P5" style:family="paragraph" style:parent-style-name="Standard" style:list-style-name="L3">
      <style:text-properties officeooo:rsid="001a6026" officeooo:paragraph-rsid="001a6026"/>
    </style:style>
    <style:style style:name="P6" style:family="paragraph" style:parent-style-name="Standard">
      <style:text-properties officeooo:rsid="001a6026" officeooo:paragraph-rsid="00196e6a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nual usuari:</text:span></text:p>
      <text:p text:style-name="P4"/>
      <text:list xml:id="list2457986727" text:style-name="L2">
        <text:list-item>
          <text:p text:style-name="P3">Obrir aplicacio</text:p>
        </text:list-item>
        <text:list-item>
          <text:p text:style-name="P3">Sortir aplicacio</text:p>
        </text:list-item>
        <text:list-item>
          <text:p text:style-name="P3">Guardar canvis (auto)</text:p>
          <text:p text:style-name="P3"/>
        </text:list-item>
      </text:list>
      <text:list xml:id="list2791292975" text:style-name="L1">
        <text:list-item>
          <text:p text:style-name="P2">Afegir assignatura</text:p>
        </text:list-item>
        <text:list-item>
          <text:p text:style-name="P2">Consultar assignatura</text:p>
        </text:list-item>
        <text:list-item>
          <text:p text:style-name="P2">Modificar assignatura</text:p>
        </text:list-item>
        <text:list-item>
          <text:p text:style-name="P2">Eliminar assignatura</text:p>
          <text:list>
            <text:list-item>
              <text:p text:style-name="P2">Afegir correquisit</text:p>
            </text:list-item>
            <text:list-item>
              <text:p text:style-name="P2">eliminar correquisit</text:p>
            </text:list-item>
          </text:list>
        </text:list-item>
      </text:list>
      <text:p text:style-name="P1"/>
      <text:list xml:id="list115415853329130" text:continue-numbering="true" text:style-name="L1">
        <text:list-item>
          <text:p text:style-name="P2">Afegir pla d’estudis</text:p>
        </text:list-item>
        <text:list-item>
          <text:p text:style-name="P2">Consultar pla estudis</text:p>
        </text:list-item>
        <text:list-item>
          <text:p text:style-name="P2">Modificar pla estudis</text:p>
        </text:list-item>
        <text:list-item>
          <text:p text:style-name="P2">Eliminar pla estudis</text:p>
          <text:list>
            <text:list-item>
              <text:p text:style-name="P2">Afegir assignatura</text:p>
            </text:list-item>
            <text:list-item>
              <text:p text:style-name="P2">eliminar assignatura</text:p>
            </text:list-item>
          </text:list>
        </text:list-item>
      </text:list>
      <text:p text:style-name="P1"/>
      <text:list xml:id="list115414802878327" text:continue-numbering="true" text:style-name="L1">
        <text:list-item>
          <text:p text:style-name="P2">Afegir aula</text:p>
        </text:list-item>
        <text:list-item>
          <text:p text:style-name="P2">Consultar aula</text:p>
        </text:list-item>
        <text:list-item>
          <text:p text:style-name="P2">Modificar aula</text:p>
        </text:list-item>
        <text:list-item>
          <text:p text:style-name="P2">Eliminar aula</text:p>
        </text:list-item>
      </text:list>
      <text:p text:style-name="P1"/>
      <text:list xml:id="list115414898728852" text:continue-numbering="true" text:style-name="L1">
        <text:list-item>
          <text:p text:style-name="P2">Generar horari</text:p>
        </text:list-item>
        <text:list-item>
          <text:p text:style-name="P2">Carregar horari</text:p>
        </text:list-item>
        <text:list-item>
          <text:p text:style-name="P2">Guardar horari a disc</text:p>
        </text:list-item>
        <text:list-item>
          <text:p text:style-name="P2">Intercanviar slots</text:p>
          <text:list>
            <text:list-item>
              <text:p text:style-name="P2">Afegir restriccions (una per cada)</text:p>
            </text:list-item>
          </text:list>
        </text:list-item>
      </text:list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0:41:28.064601801</meta:creation-date>
    <dc:date>2018-12-14T11:54:13.976464448</dc:date>
    <meta:editing-duration>PT42M25S</meta:editing-duration>
    <meta:editing-cycles>1</meta:editing-cycles>
    <meta:document-statistic meta:table-count="0" meta:image-count="0" meta:object-count="0" meta:page-count="1" meta:paragraph-count="26" meta:word-count="85" meta:character-count="483" meta:non-whitespace-character-count="448"/>
    <meta:generator>LibreOffice/6.0.6.2$Linux_X86_64 LibreOffice_project/00m0$Build-2</meta:generator>
  </office:meta>
</office:document-meta>
</file>